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583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/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3" office:value-type="float" office:value="16">
            <text:p>16</text:p>
          </table:table-cell>
          <table:table-cell/>
          <table:table-cell table:style-name="ce22" office:value-type="float" office:value="113">
            <text:p>11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float" office:value="17">
            <text:p>17</text:p>
          </table:table-cell>
          <table:table-cell/>
          <table:table-cell table:style-name="ce22" office:value-type="float" office:value="97">
            <text:p>97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3" office:value-type="float" office:value="18">
            <text:p>18</text:p>
          </table:table-cell>
          <table:table-cell/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3" office:value-type="float" office:value="19">
            <text:p>19</text:p>
          </table:table-cell>
          <table:table-cell/>
          <table:table-cell table:style-name="ce22" office:value-type="float" office:value="80">
            <text:p>8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20">
            <text:p>20</text:p>
          </table:table-cell>
          <table:table-cell/>
          <table:table-cell table:style-name="ce22" office:value-type="float" office:value="82">
            <text:p>8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3" office:value-type="float" office:value="22">
            <text:p>22</text:p>
          </table:table-cell>
          <table:table-cell/>
          <table:table-cell table:style-name="ce22" office:value-type="float" office:value="57">
            <text:p>57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3" office:value-type="float" office:value="23">
            <text:p>23</text:p>
          </table:table-cell>
          <table:table-cell/>
          <table:table-cell table:style-name="ce22" office:value-type="float" office:value="42">
            <text:p>4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24">
            <text:p>24</text:p>
          </table:table-cell>
          <table:table-cell/>
          <table:table-cell table:style-name="ce22" office:value-type="float" office:value="39">
            <text:p>39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/>
          <table:table-cell table:style-name="ce22" office:value-type="float" office:value="117">
            <text:p>117</text:p>
          </table:table-cell>
          <table:table-cell table:style-name="ce22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/>
          <table:table-cell table:style-name="ce22" office:value-type="float" office:value="39">
            <text:p>39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/>
          <table:table-cell table:style-name="ce22" office:value-type="float" office:value="16">
            <text:p>1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/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/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/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/>
          <table:table-cell table:style-name="ce22" office:value-type="float" office:value="9">
            <text:p>9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1824">
            <text:p>18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. Ind. or Alaskan Native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ian or Pacific Isl.</text:p>
          </table:table-cell>
          <table:table-cell table:style-name="ce22"/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52">
            <text:p>52</text:p>
          </table:table-cell>
          <table:table-cell/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1824">
            <text:p>18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Forcible Rape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15">
            <text:p>1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